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line-height="104%" fo:text-align="justify" style:justify-single-word="false"/>
    </style:style>
    <style:style style:name="P2" style:family="paragraph" style:parent-style-name="List_20_Paragraph" style:list-style-name="WWNum3">
      <style:paragraph-properties fo:line-height="104%" fo:text-align="justify" style:justify-single-word="false"/>
      <style:text-properties officeooo:paragraph-rsid="001a57ad"/>
    </style:style>
    <style:style style:name="P3" style:family="paragraph" style:parent-style-name="Standard_20__28_user_29_">
      <style:paragraph-properties fo:line-height="104%" fo:text-align="justify" style:justify-single-word="false"/>
      <style:text-properties style:font-name="Futura-Light" fo:font-size="10pt" style:font-name-asian="Calibri" style:font-size-asian="10pt" style:font-size-complex="11pt"/>
    </style:style>
    <style:style style:name="P4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1a57ad" style:font-name-asian="Calibri" style:font-size-asian="10pt" style:font-size-complex="11pt"/>
    </style:style>
    <style:style style:name="P5" style:family="paragraph" style:parent-style-name="Standard_20__28_user_29_">
      <style:paragraph-properties fo:line-height="104%"/>
    </style:style>
    <style:style style:name="P6" style:family="paragraph" style:parent-style-name="Standard_20__28_user_29_">
      <style:paragraph-properties fo:line-height="104%" fo:text-align="justify" style:justify-single-word="false"/>
    </style:style>
    <style:style style:name="P7" style:family="paragraph" style:parent-style-name="Standard_20__28_user_29_">
      <style:paragraph-properties fo:line-height="104%" fo:text-align="justify" style:justify-single-word="false"/>
      <style:text-properties officeooo:paragraph-rsid="001a57ad"/>
    </style:style>
    <style:style style:name="P8" style:family="paragraph" style:parent-style-name="Standard_20__28_user_29_">
      <style:paragraph-properties fo:line-height="104%" fo:text-align="center" style:justify-single-word="false"/>
    </style:style>
    <style:style style:name="P9" style:family="paragraph" style:parent-style-name="Standard_20__28_user_29_">
      <style:paragraph-properties fo:line-height="104%" fo:text-align="center" style:justify-single-word="false"/>
      <style:text-properties officeooo:paragraph-rsid="001a57ad"/>
    </style:style>
    <style:style style:name="P10" style:family="paragraph" style:parent-style-name="Standard_20__28_user_29_" style:master-page-name="Standard">
      <style:paragraph-properties fo:margin-left="0.6cm" fo:margin-right="0cm" fo:line-height="104%" fo:text-align="end" style:justify-single-word="false" fo:text-indent="0.499cm" style:auto-text-indent="false" style:page-number="auto"/>
    </style:style>
    <style:style style:name="P11" style:family="paragraph" style:parent-style-name="Standard_20__28_user_29_" style:master-page-name="Converted2">
      <style:paragraph-properties fo:margin-left="0.6cm" fo:margin-right="0cm" fo:line-height="104%" fo:text-align="end" style:justify-single-word="false" fo:text-indent="0.499cm" style:auto-text-indent="false" style:page-number="auto"/>
    </style:style>
    <style:style style:name="P12" style:family="paragraph" style:parent-style-name="Standard_20__28_user_29_" style:master-page-name="Converted3">
      <style:paragraph-properties fo:margin-left="0.6cm" fo:margin-right="0cm" fo:line-height="104%" fo:text-align="end" style:justify-single-word="false" fo:text-indent="0.499cm" style:auto-text-indent="false" style:page-number="auto"/>
    </style:style>
    <style:style style:name="P13" style:family="paragraph" style:parent-style-name="Standard_20__28_user_29_" style:master-page-name="Converted4">
      <style:paragraph-properties fo:margin-left="0.6cm" fo:margin-right="0cm" fo:line-height="104%" fo:text-align="end" style:justify-single-word="false" fo:text-indent="0.499cm" style:auto-text-indent="false" style:page-number="auto"/>
    </style:style>
    <style:style style:name="P14" style:family="paragraph" style:parent-style-name="Standard_20__28_user_29_">
      <style:paragraph-properties fo:margin-left="0cm" fo:margin-right="0cm" fo:line-height="104%" fo:text-align="end" style:justify-single-word="false" fo:text-indent="0cm" style:auto-text-indent="false" fo:break-before="page"/>
    </style:style>
    <style:style style:name="T1" style:family="text">
      <style:text-properties style:font-name="Futura-Light" fo:font-size="10pt" style:font-name-asian="Calibri" style:font-size-asian="10pt" style:font-size-complex="11pt"/>
    </style:style>
    <style:style style:name="T2" style:family="text">
      <style:text-properties style:font-name="Futura-Light" fo:font-size="10pt" style:font-name-asian="Calibri" style:font-size-asian="10pt" style:font-size-complex="11pt" style:font-weight-complex="bold"/>
    </style:style>
    <style:style style:name="T3" style:family="text">
      <style:text-properties style:font-name="Futura-Light" fo:font-size="10pt" officeooo:rsid="0019f177" style:font-name-asian="Calibri" style:font-size-asian="10pt" style:font-size-complex="11pt"/>
    </style:style>
    <style:style style:name="T4" style:family="text">
      <style:text-properties style:font-name="Futura-Light" fo:font-size="10pt" officeooo:rsid="001a57ad" style:font-name-asian="Calibri" style:font-size-asian="10pt" style:font-size-complex="11pt"/>
    </style:style>
    <style:style style:name="T5" style:family="text">
      <style:text-properties style:font-name="Futura-Light" fo:font-size="10pt" fo:font-weight="bold" style:font-name-asian="Calibri" style:font-size-asian="10pt" style:font-weight-asian="bold" style:font-size-complex="11pt"/>
    </style:style>
    <style:style style:name="T6" style:family="text">
      <style:text-properties style:font-name="Futura-Light" fo:font-size="10pt" fo:font-weight="bold" style:font-name-asian="Calibri" style:font-size-asian="10pt" style:font-weight-asian="bold" style:font-size-complex="11pt" style:font-weight-complex="bold"/>
    </style:style>
    <style:style style:name="T7" style:family="text">
      <style:text-properties style:font-name="Futura-Light" fo:font-size="10pt" fo:font-weight="bold" officeooo:rsid="0019f177" style:font-name-asian="Calibri" style:font-size-asian="10pt" style:font-weight-asian="bold" style:font-size-complex="11pt"/>
    </style:style>
    <style:style style:name="T8" style:family="text">
      <style:text-properties style:font-name="Arial" fo:font-size="10pt" fo:font-style="italic" fo:font-weight="bold" style:font-name-asian="Calibri" style:font-size-asian="10pt" style:font-style-asian="italic" style:font-weight-asian="bold" style:font-size-complex="11pt"/>
    </style:style>
    <style:style style:name="T9" style:family="text">
      <style:text-properties style:font-name="Arial" fo:font-size="10pt" fo:font-style="italic" fo:font-weight="bold" officeooo:rsid="0019f177" style:font-name-asian="Calibri" style:font-size-asian="10pt" style:font-style-asian="italic" style:font-weight-asian="bold" style:font-size-complex="11pt"/>
    </style:style>
    <style:style style:name="T10" style:family="text">
      <style:text-properties style:font-name="Arial" fo:font-size="10pt" fo:font-style="italic" fo:font-weight="bold" officeooo:rsid="001a57ad" style:font-name-asian="Calibri" style:font-size-asian="10pt" style:font-style-asian="italic" style:font-weight-asian="bold" style:font-size-complex="11pt"/>
    </style:style>
    <style:style style:name="T11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12" style:family="text">
      <style:text-properties style:font-name="Arial" fo:font-size="10pt" fo:font-style="italic" fo:font-weight="bold" officeooo:rsid="0019f177" style:font-size-asian="10pt" style:font-style-asian="italic" style:font-weight-asian="bold"/>
    </style:style>
    <style:style style:name="T13" style:family="text">
      <style:text-properties style:font-name="Arial" fo:font-size="10pt" fo:font-style="italic" fo:font-weight="bold" officeooo:rsid="001a57a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Guayaquil, 20 de diciembre del 202</text:span><text:span text:style-name="T3">1</text:span><text:span text:style-name="T1">.</text:span></text:p>
      <text:p text:style-name="P3"/>
      <text:p text:style-name="P3"/>
      <text:p text:style-name="P3"/>
      <text:p text:style-name="P6"><text:span text:style-name="T1">Señores</text:span></text:p>
      <text:p text:style-name="P6"><text:span text:style-name="T5">BANCO PICHINCHA</text:span></text:p>
      <text:p text:style-name="P6"><text:span text:style-name="T1">Av. Francisco de Orellana y Justino Cornejo Edif. Torres Atlas</text:span></text:p>
      <text:p text:style-name="P5"><text:span text:style-name="T2">Ciudad</text:span></text:p>
      <text:p text:style-name="P3"/>
      <text:p text:style-name="P3"/>
      <text:p text:style-name="P6"><text:span text:style-name="T1">Estimados Señores:</text:span></text:p>
      <text:p text:style-name="P3"/>
      <text:p text:style-name="P6"><text:span text:style-name="T1">Nuestros auditores externos:</text:span><text:span text:style-name="T8"> “</text:span><text:span text:style-name="T10">WENS CONSULTING &amp; AUDITING</text:span><text:span text:style-name="T8">”</text:span><text:span text:style-name="T11">,</text:span><text:span text:style-name="T1"> están efectuando la auditoría externa de nuestros estados financieros por el año terminado el 31 de diciembre del 202</text:span><text:span text:style-name="T3">1.</text:span></text:p>
      <text:p text:style-name="P3"/>
      <text:p text:style-name="P6"><text:span text:style-name="T1">Por tal motivo solicitamos se sirvan proporcionarles la siguiente información, </text:span><text:span text:style-name="T5">cortada al 31 de diciembre del 202</text:span><text:span text:style-name="T7">1</text:span><text:span text:style-name="T5">:</text:span></text:p>
      <text:p text:style-name="P3"/>
      <text:list xml:id="list2984599012" text:style-name="WWNum3">
        <text:list-item>
          <text:p text:style-name="P1"><text:span text:style-name="T1">Saldo(s) de la cuenta(s) corrientes(s) y ahorro(s).</text:span></text:p>
        </text:list-item>
        <text:list-item>
          <text:p text:style-name="P1"><text:span text:style-name="T1">Detalle de préstamos u otras obligaciones por pagar como resultado de créditos concedidos, tasas de interés pactadas y plazos.</text:span></text:p>
        </text:list-item>
        <text:list-item>
          <text:p text:style-name="P1"><text:span text:style-name="T1">Detalle de garantías, prendas, hipotecas, saldos compensatorios y cualquier otra salvaguarda que se hubiere acordado.</text:span></text:p>
        </text:list-item>
        <text:list-item>
          <text:p text:style-name="P1"><text:span text:style-name="T1">Líneas de crédito vigentes incluyendo monto, periodo de vigencia, costos y otras condiciones.</text:span></text:p>
        </text:list-item>
        <text:list-item>
          <text:p text:style-name="P1"><text:span text:style-name="T1">Otras obligaciones directas o eventuales, letras de cambio, contratos de cambio, instrumentos derivados, tales como futuros, swaps o contratos de cobertura.</text:span></text:p>
        </text:list-item>
        <text:list-item>
          <text:p text:style-name="P1"><text:span text:style-name="T1">Obligaciones contingentes o eventuales como endosante de documentos o como fiador.</text:span></text:p>
        </text:list-item>
        <text:list-item>
          <text:p text:style-name="P1"><text:span text:style-name="T1">Valores en depósitos a plazo u otro tipo de inversión, porcentaje de interés, fechas, inicial y de vencimiento, monto de intereses acreditados a favor de nuestra cuenta </text:span><text:span text:style-name="T5">durante el año 202</text:span><text:span text:style-name="T7">1</text:span><text:span text:style-name="T2">, como resultado de tales inversiones.</text:span></text:p>
        </text:list-item>
        <text:list-item>
          <text:p text:style-name="P1"><text:span text:style-name="T1">Restricciones o pignoraciones sobre nuestros saldos bancarios o inversiones.</text:span></text:p>
        </text:list-item>
        <text:list-item>
          <text:p text:style-name="P1"><text:span text:style-name="T1">Valores entregados en custodia.</text:span></text:p>
        </text:list-item>
        <text:list-item>
          <text:p text:style-name="P1"><text:span text:style-name="T1">Detalle de personas autorizadas para firmar en nuestras cuentas bancarias.</text:span><text:bookmark text:name="_Hlk60649583"/></text:p>
        </text:list-item>
      </text:list>
      <text:p text:style-name="P3"/>
      <text:p text:style-name="P6"><text:span text:style-name="T1">Agradecemos remitir su respuesta directamente a nuestros auditores externos:</text:span></text:p>
      <text:p text:style-name="P3"/>
      <text:p text:style-name="P8"><text:span text:style-name="T11"><text:s/></text:span><text:span text:style-name="T13">WENS CONSULTING &amp; AUDITING , WHIMPER NARVÁEZ S.A.</text:span></text:p>
      <text:p text:style-name="P8"><text:span text:style-name="T1">Torres del Mall, Centro Comercial Mall del Sol, Torre B, Piso 4</text:span></text:p>
      <text:p text:style-name="P8"><text:span text:style-name="T1">Teléfono 098-723-9800</text:span></text:p>
      <text:p text:style-name="P3"/>
      <text:p text:style-name="P6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3"/>
      <text:p text:style-name="P6"><text:span text:style-name="T1">Atentamente,</text:span></text:p>
      <text:p text:style-name="P3"/>
      <text:p text:style-name="P6"><text:span text:style-name="T6">LINKOTEL S.A</text:span></text:p>
      <text:p text:style-name="P3"/>
      <text:p text:style-name="P3"/>
      <text:p text:style-name="P3"/>
      <text:p text:style-name="P3"/>
      <text:p text:style-name="P3"/>
      <text:p text:style-name="P6"><text:span text:style-name="T6">Pablo Jonathan Baquerizo Dávila</text:span></text:p>
      <text:p text:style-name="P6"><text:span text:style-name="T5">PRESIDENTE</text:span></text:p>
      <text:p text:style-name="P6"><text:bookmark-start text:name="_Hlk57801554"/><text:span text:style-name="T5">RUC: </text:span><text:bookmark-end text:name="_Hlk57801554"/><text:span text:style-name="T5">0992254572001</text:span></text:p>
      <text:p text:style-name="P6"/>
      <text:p text:style-name="P14"><text:span text:style-name="T1">Guayaquil, 20 de diciembre del 202</text:span><text:span text:style-name="T4">1</text:span><text:span text:style-name="T1">.</text:span></text:p>
      <text:p text:style-name="P3"/>
      <text:p text:style-name="P3"/>
      <text:p text:style-name="P3"/>
      <text:p text:style-name="P6"><text:span text:style-name="T1">Señores</text:span></text:p>
      <text:p text:style-name="P6"><text:span text:style-name="T5">BANCO DE GUAYAQUIL</text:span></text:p>
      <text:p text:style-name="P6"><text:span text:style-name="T1">Pichincha 107 y P. Icaza</text:span></text:p>
      <text:p text:style-name="P5"><text:span text:style-name="T2">Ciudad</text:span></text:p>
      <text:p text:style-name="P4"/>
      <text:p text:style-name="P4"/>
      <text:p text:style-name="P7"><text:span text:style-name="T1">Estimados Señores:</text:span></text:p>
      <text:p text:style-name="P4"/>
      <text:p text:style-name="P7"><text:span text:style-name="T1">Nuestros auditores externos:</text:span><text:span text:style-name="T8"> “</text:span><text:span text:style-name="T10">WENS CONSULTING &amp; AUDITING</text:span><text:span text:style-name="T8">”</text:span><text:span text:style-name="T11">,</text:span><text:span text:style-name="T1"> están efectuando la auditoría externa de nuestros estados financieros por el año terminado el 31 de diciembre del 202</text:span><text:span text:style-name="T3">1.</text:span></text:p>
      <text:p text:style-name="P4"/>
      <text:p text:style-name="P7"><text:span text:style-name="T1">Por tal motivo solicitamos se sirvan proporcionarles la siguiente información, </text:span><text:span text:style-name="T5">cortada al 31 de diciembre del 202</text:span><text:span text:style-name="T7">1</text:span><text:span text:style-name="T5">:</text:span></text:p>
      <text:p text:style-name="P4"/>
      <text:list xml:id="list111724784856691" text:continue-numbering="true" text:style-name="WWNum3">
        <text:list-item>
          <text:p text:style-name="P2"><text:span text:style-name="T1">Saldo(s) de la cuenta(s) corrientes(s) y ahorro(s).</text:span></text:p>
        </text:list-item>
        <text:list-item>
          <text:p text:style-name="P2"><text:span text:style-name="T1">Detalle de préstamos u otras obligaciones por pagar como resultado de créditos concedidos, tasas de interés pactadas y plazos.</text:span></text:p>
        </text:list-item>
        <text:list-item>
          <text:p text:style-name="P2"><text:span text:style-name="T1">Detalle de garantías, prendas, hipotecas, saldos compensatorios y cualquier otra salvaguarda que se hubiere acordado.</text:span></text:p>
        </text:list-item>
        <text:list-item>
          <text:p text:style-name="P2"><text:span text:style-name="T1">Líneas de crédito vigentes incluyendo monto, periodo de vigencia, costos y otras condiciones.</text:span></text:p>
        </text:list-item>
        <text:list-item>
          <text:p text:style-name="P2"><text:span text:style-name="T1">Otras obligaciones directas o eventuales, letras de cambio, contratos de cambio, instrumentos derivados, tales como futuros, swaps o contratos de cobertura.</text:span></text:p>
        </text:list-item>
        <text:list-item>
          <text:p text:style-name="P2"><text:span text:style-name="T1">Obligaciones contingentes o eventuales como endosante de documentos o como fiador.</text:span></text:p>
        </text:list-item>
        <text:list-item>
          <text:p text:style-name="P2"><text:span text:style-name="T1">Valores en depósitos a plazo u otro tipo de inversión, porcentaje de interés, fechas, inicial y de vencimiento, monto de intereses acreditados a favor de nuestra cuenta </text:span><text:span text:style-name="T5">durante el año 202</text:span><text:span text:style-name="T7">1</text:span><text:span text:style-name="T2">, como resultado de tales inversiones.</text:span></text:p>
        </text:list-item>
        <text:list-item>
          <text:p text:style-name="P2"><text:span text:style-name="T1">Restricciones o pignoraciones sobre nuestros saldos bancarios o inversiones.</text:span></text:p>
        </text:list-item>
        <text:list-item>
          <text:p text:style-name="P2"><text:span text:style-name="T1">Valores entregados en custodia.</text:span></text:p>
        </text:list-item>
        <text:list-item>
          <text:p text:style-name="P2"><text:span text:style-name="T1">Detalle de personas autorizadas para firmar en nuestras cuentas bancarias.</text:span><text:bookmark text:name="_Hlk606495831"/></text:p>
        </text:list-item>
      </text:list>
      <text:p text:style-name="P4"/>
      <text:p text:style-name="P7"><text:span text:style-name="T1">Agradecemos remitir su respuesta directamente a nuestros auditores externos:</text:span></text:p>
      <text:p text:style-name="P4"/>
      <text:p text:style-name="P9"><text:span text:style-name="T11"><text:s/></text:span><text:span text:style-name="T13">WENS CONSULTING &amp; AUDITING , WHIMPER NARVÁEZ S.A.</text:span></text:p>
      <text:p text:style-name="P9"><text:span text:style-name="T1">Torres del Mall, Centro Comercial Mall del Sol, Torre B, Piso 4</text:span></text:p>
      <text:p text:style-name="P9"><text:span text:style-name="T1">Teléfono 098-723-9800</text:span></text:p>
      <text:p text:style-name="P4"/>
      <text:p text:style-name="P7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4"/>
      <text:p text:style-name="P7"><text:span text:style-name="T1">Atentamente,</text:span></text:p>
      <text:p text:style-name="P4"/>
      <text:p text:style-name="P7"><text:span text:style-name="T6">LINKOTEL S.A</text:span></text:p>
      <text:p text:style-name="P4"/>
      <text:p text:style-name="P4"/>
      <text:p text:style-name="P4"/>
      <text:p text:style-name="P4"/>
      <text:p text:style-name="P4"/>
      <text:p text:style-name="P7"><text:span text:style-name="T6">Pablo Jonathan Baquerizo Dávila</text:span></text:p>
      <text:p text:style-name="P7"><text:span text:style-name="T5">PRESIDENTE</text:span></text:p>
      <text:p text:style-name="P7"><text:bookmark-start text:name="_Hlk578015541"/><text:span text:style-name="T5">RUC: </text:span><text:bookmark-end text:name="_Hlk578015541"/><text:span text:style-name="T5">0992254572001</text:span></text:p>
      <text:p text:style-name="P7"><text:span text:style-name="T5"/></text:p>
      <text:p text:style-name="P11"><text:span text:style-name="T1">Guayaquil, 20 de diciembre del 202</text:span><text:span text:style-name="T4">1</text:span><text:span text:style-name="T1">.</text:span></text:p>
      <text:p text:style-name="P3"/>
      <text:p text:style-name="P3"/>
      <text:p text:style-name="P3"/>
      <text:p text:style-name="P6"><text:span text:style-name="T1">Señores</text:span></text:p>
      <text:p text:style-name="P6"><text:span text:style-name="T5">BANCO DEL PACÍFICO</text:span></text:p>
      <text:p text:style-name="P6"><text:span text:style-name="T1">Francisco de P. Ycaza 200 entre Pedro Carbo y Pichincha</text:span></text:p>
      <text:p text:style-name="P5"><text:span text:style-name="T2">Ciudad</text:span></text:p>
      <text:p text:style-name="P4"/>
      <text:p text:style-name="P4"/>
      <text:p text:style-name="P7"><text:span text:style-name="T1">Estimados Señores:</text:span></text:p>
      <text:p text:style-name="P4"/>
      <text:p text:style-name="P7"><text:span text:style-name="T1">Nuestros auditores externos:</text:span><text:span text:style-name="T8"> “</text:span><text:span text:style-name="T10">WENS CONSULTING &amp; AUDITING</text:span><text:span text:style-name="T8">”</text:span><text:span text:style-name="T11">,</text:span><text:span text:style-name="T1"> están efectuando la auditoría externa de nuestros estados financieros por el año terminado el 31 de diciembre del 202</text:span><text:span text:style-name="T3">1.</text:span></text:p>
      <text:p text:style-name="P4"/>
      <text:p text:style-name="P7"><text:span text:style-name="T1">Por tal motivo solicitamos se sirvan proporcionarles la siguiente información, </text:span><text:span text:style-name="T5">cortada al 31 de diciembre del 202</text:span><text:span text:style-name="T7">1</text:span><text:span text:style-name="T5">:</text:span></text:p>
      <text:p text:style-name="P4"/>
      <text:list xml:id="list111725780133272" text:continue-numbering="true" text:style-name="WWNum3">
        <text:list-item>
          <text:p text:style-name="P2"><text:span text:style-name="T1">Saldo(s) de la cuenta(s) corrientes(s) y ahorro(s).</text:span></text:p>
        </text:list-item>
        <text:list-item>
          <text:p text:style-name="P2"><text:span text:style-name="T1">Detalle de préstamos u otras obligaciones por pagar como resultado de créditos concedidos, tasas de interés pactadas y plazos.</text:span></text:p>
        </text:list-item>
        <text:list-item>
          <text:p text:style-name="P2"><text:span text:style-name="T1">Detalle de garantías, prendas, hipotecas, saldos compensatorios y cualquier otra salvaguarda que se hubiere acordado.</text:span></text:p>
        </text:list-item>
        <text:list-item>
          <text:p text:style-name="P2"><text:span text:style-name="T1">Líneas de crédito vigentes incluyendo monto, periodo de vigencia, costos y otras condiciones.</text:span></text:p>
        </text:list-item>
        <text:list-item>
          <text:p text:style-name="P2"><text:span text:style-name="T1">Otras obligaciones directas o eventuales, letras de cambio, contratos de cambio, instrumentos derivados, tales como futuros, swaps o contratos de cobertura.</text:span></text:p>
        </text:list-item>
        <text:list-item>
          <text:p text:style-name="P2"><text:span text:style-name="T1">Obligaciones contingentes o eventuales como endosante de documentos o como fiador.</text:span></text:p>
        </text:list-item>
        <text:list-item>
          <text:p text:style-name="P2"><text:span text:style-name="T1">Valores en depósitos a plazo u otro tipo de inversión, porcentaje de interés, fechas, inicial y de vencimiento, monto de intereses acreditados a favor de nuestra cuenta </text:span><text:span text:style-name="T5">durante el año 202</text:span><text:span text:style-name="T7">1</text:span><text:span text:style-name="T2">, como resultado de tales inversiones.</text:span></text:p>
        </text:list-item>
        <text:list-item>
          <text:p text:style-name="P2"><text:span text:style-name="T1">Restricciones o pignoraciones sobre nuestros saldos bancarios o inversiones.</text:span></text:p>
        </text:list-item>
        <text:list-item>
          <text:p text:style-name="P2"><text:span text:style-name="T1">Valores entregados en custodia.</text:span></text:p>
        </text:list-item>
        <text:list-item>
          <text:p text:style-name="P2"><text:span text:style-name="T1">Detalle de personas autorizadas para firmar en nuestras cuentas bancarias.</text:span><text:bookmark text:name="_Hlk606495832"/></text:p>
        </text:list-item>
      </text:list>
      <text:p text:style-name="P4"/>
      <text:p text:style-name="P7"><text:span text:style-name="T1">Agradecemos remitir su respuesta directamente a nuestros auditores externos:</text:span></text:p>
      <text:p text:style-name="P4"/>
      <text:p text:style-name="P9"><text:span text:style-name="T11"><text:s/></text:span><text:span text:style-name="T13">WENS CONSULTING &amp; AUDITING , WHIMPER NARVÁEZ S.A.</text:span></text:p>
      <text:p text:style-name="P9"><text:span text:style-name="T1">Torres del Mall, Centro Comercial Mall del Sol, Torre B, Piso 4</text:span></text:p>
      <text:p text:style-name="P9"><text:span text:style-name="T1">Teléfono 098-723-9800</text:span></text:p>
      <text:p text:style-name="P4"/>
      <text:p text:style-name="P7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4"/>
      <text:p text:style-name="P7"><text:span text:style-name="T1">Atentamente,</text:span></text:p>
      <text:p text:style-name="P4"/>
      <text:p text:style-name="P7"><text:span text:style-name="T6">LINKOTEL S.A</text:span></text:p>
      <text:p text:style-name="P4"/>
      <text:p text:style-name="P4"/>
      <text:p text:style-name="P4"/>
      <text:p text:style-name="P4"/>
      <text:p text:style-name="P4"/>
      <text:p text:style-name="P7"><text:span text:style-name="T6">Pablo Jonathan Baquerizo Dávila</text:span></text:p>
      <text:p text:style-name="P7"><text:span text:style-name="T5">PRESIDENTE</text:span></text:p>
      <text:p text:style-name="P7"><text:bookmark-start text:name="_Hlk578015542"/><text:span text:style-name="T5">RUC: </text:span><text:bookmark-end text:name="_Hlk578015542"/><text:span text:style-name="T5">0992254572001</text:span></text:p>
      <text:p text:style-name="P7"><text:span text:style-name="T5"/></text:p>
      <text:p text:style-name="P12"><text:span text:style-name="T1">Guayaquil, 20 de diciembre del 202</text:span><text:span text:style-name="T4">1</text:span><text:span text:style-name="T1">.</text:span></text:p>
      <text:p text:style-name="P3"/>
      <text:p text:style-name="P3"/>
      <text:p text:style-name="P3"/>
      <text:p text:style-name="P6"><text:span text:style-name="T1">Señores</text:span></text:p>
      <text:p text:style-name="P6"><text:span text:style-name="T5">BANCO INTERNACIONAL</text:span></text:p>
      <text:p text:style-name="P5"><text:span text:style-name="T1">Av. 9 de Octubre 117 y Malecón</text:span></text:p>
      <text:p text:style-name="P5"><text:span text:style-name="T2">Ciudad</text:span></text:p>
      <text:p text:style-name="P4"/>
      <text:p text:style-name="P4"/>
      <text:p text:style-name="P7"><text:span text:style-name="T1">Estimados Señores:</text:span></text:p>
      <text:p text:style-name="P4"/>
      <text:p text:style-name="P7"><text:span text:style-name="T1">Nuestros auditores externos:</text:span><text:span text:style-name="T8"> “</text:span><text:span text:style-name="T10">WENS CONSULTING &amp; AUDITING</text:span><text:span text:style-name="T8">”</text:span><text:span text:style-name="T11">,</text:span><text:span text:style-name="T1"> están efectuando la auditoría externa de nuestros estados financieros por el año terminado el 31 de diciembre del 202</text:span><text:span text:style-name="T3">1.</text:span></text:p>
      <text:p text:style-name="P4"/>
      <text:p text:style-name="P7"><text:span text:style-name="T1">Por tal motivo solicitamos se sirvan proporcionarles la siguiente información, </text:span><text:span text:style-name="T5">cortada al 31 de diciembre del 202</text:span><text:span text:style-name="T7">1</text:span><text:span text:style-name="T5">:</text:span></text:p>
      <text:p text:style-name="P4"/>
      <text:list xml:id="list111726436725413" text:continue-numbering="true" text:style-name="WWNum3">
        <text:list-item>
          <text:p text:style-name="P2"><text:span text:style-name="T1">Saldo(s) de la cuenta(s) corrientes(s) y ahorro(s).</text:span></text:p>
        </text:list-item>
        <text:list-item>
          <text:p text:style-name="P2"><text:span text:style-name="T1">Detalle de préstamos u otras obligaciones por pagar como resultado de créditos concedidos, tasas de interés pactadas y plazos.</text:span></text:p>
        </text:list-item>
        <text:list-item>
          <text:p text:style-name="P2"><text:span text:style-name="T1">Detalle de garantías, prendas, hipotecas, saldos compensatorios y cualquier otra salvaguarda que se hubiere acordado.</text:span></text:p>
        </text:list-item>
        <text:list-item>
          <text:p text:style-name="P2"><text:span text:style-name="T1">Líneas de crédito vigentes incluyendo monto, periodo de vigencia, costos y otras condiciones.</text:span></text:p>
        </text:list-item>
        <text:list-item>
          <text:p text:style-name="P2"><text:span text:style-name="T1">Otras obligaciones directas o eventuales, letras de cambio, contratos de cambio, instrumentos derivados, tales como futuros, swaps o contratos de cobertura.</text:span></text:p>
        </text:list-item>
        <text:list-item>
          <text:p text:style-name="P2"><text:span text:style-name="T1">Obligaciones contingentes o eventuales como endosante de documentos o como fiador.</text:span></text:p>
        </text:list-item>
        <text:list-item>
          <text:p text:style-name="P2"><text:span text:style-name="T1">Valores en depósitos a plazo u otro tipo de inversión, porcentaje de interés, fechas, inicial y de vencimiento, monto de intereses acreditados a favor de nuestra cuenta </text:span><text:span text:style-name="T5">durante el año 202</text:span><text:span text:style-name="T7">1</text:span><text:span text:style-name="T2">, como resultado de tales inversiones.</text:span></text:p>
        </text:list-item>
        <text:list-item>
          <text:p text:style-name="P2"><text:span text:style-name="T1">Restricciones o pignoraciones sobre nuestros saldos bancarios o inversiones.</text:span></text:p>
        </text:list-item>
        <text:list-item>
          <text:p text:style-name="P2"><text:span text:style-name="T1">Valores entregados en custodia.</text:span></text:p>
        </text:list-item>
        <text:list-item>
          <text:p text:style-name="P2"><text:span text:style-name="T1">Detalle de personas autorizadas para firmar en nuestras cuentas bancarias.</text:span><text:bookmark text:name="_Hlk606495833"/></text:p>
        </text:list-item>
      </text:list>
      <text:p text:style-name="P4"/>
      <text:p text:style-name="P7"><text:span text:style-name="T1">Agradecemos remitir su respuesta directamente a nuestros auditores externos:</text:span></text:p>
      <text:p text:style-name="P4"/>
      <text:p text:style-name="P9"><text:span text:style-name="T11"><text:s/></text:span><text:span text:style-name="T13">WENS CONSULTING &amp; AUDITING , WHIMPER NARVÁEZ S.A.</text:span></text:p>
      <text:p text:style-name="P9"><text:span text:style-name="T1">Torres del Mall, Centro Comercial Mall del Sol, Torre B, Piso 4</text:span></text:p>
      <text:p text:style-name="P9"><text:span text:style-name="T1">Teléfono 098-723-9800</text:span></text:p>
      <text:p text:style-name="P4"/>
      <text:p text:style-name="P7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4"/>
      <text:p text:style-name="P7"><text:span text:style-name="T1">Atentamente,</text:span></text:p>
      <text:p text:style-name="P4"/>
      <text:p text:style-name="P7"><text:span text:style-name="T6">LINKOTEL S.A</text:span></text:p>
      <text:p text:style-name="P4"/>
      <text:p text:style-name="P4"/>
      <text:p text:style-name="P4"/>
      <text:p text:style-name="P4"/>
      <text:p text:style-name="P4"/>
      <text:p text:style-name="P7"><text:span text:style-name="T6">Pablo Jonathan Baquerizo Dávila</text:span></text:p>
      <text:p text:style-name="P7"><text:span text:style-name="T5">PRESIDENTE</text:span></text:p>
      <text:p text:style-name="P7"><text:bookmark-start text:name="_Hlk578015543"/><text:span text:style-name="T5">RUC: </text:span><text:bookmark-end text:name="_Hlk578015543"/><text:span text:style-name="T5">0992254572001</text:span></text:p>
      <text:p text:style-name="P7"><text:span text:style-name="T5"/></text:p>
      <text:p text:style-name="P13"><text:span text:style-name="T1">Guayaquil, 20 de diciembre del 202</text:span><text:span text:style-name="T4">1</text:span><text:span text:style-name="T1">.</text:span></text:p>
      <text:p text:style-name="P3"/>
      <text:p text:style-name="P3"/>
      <text:p text:style-name="P3"/>
      <text:p text:style-name="P6"><text:span text:style-name="T1">Señores</text:span></text:p>
      <text:p text:style-name="P6"><text:span text:style-name="T5">BANCO PRODUBANCO</text:span></text:p>
      <text:p text:style-name="P6"><text:span text:style-name="T1">Av. Francisco de Orellanada y Eugenio Almazán</text:span></text:p>
      <text:p text:style-name="P5"><text:span text:style-name="T2">Ciudad</text:span></text:p>
      <text:p text:style-name="P4"/>
      <text:p text:style-name="P4"/>
      <text:p text:style-name="P7"><text:span text:style-name="T1">Estimados Señores:</text:span></text:p>
      <text:p text:style-name="P4"/>
      <text:p text:style-name="P7"><text:span text:style-name="T1">Nuestros auditores externos:</text:span><text:span text:style-name="T8"> “</text:span><text:span text:style-name="T10">WENS CONSULTING &amp; AUDITING</text:span><text:span text:style-name="T8">”</text:span><text:span text:style-name="T11">,</text:span><text:span text:style-name="T1"> están efectuando la auditoría externa de nuestros estados financieros por el año terminado el 31 de diciembre del 202</text:span><text:span text:style-name="T3">1.</text:span></text:p>
      <text:p text:style-name="P4"/>
      <text:p text:style-name="P7"><text:span text:style-name="T1">Por tal motivo solicitamos se sirvan proporcionarles la siguiente información, </text:span><text:span text:style-name="T5">cortada al 31 de diciembre del 202</text:span><text:span text:style-name="T7">1</text:span><text:span text:style-name="T5">:</text:span></text:p>
      <text:p text:style-name="P4"/>
      <text:list xml:id="list111726628230484" text:continue-numbering="true" text:style-name="WWNum3">
        <text:list-item>
          <text:p text:style-name="P2"><text:span text:style-name="T1">Saldo(s) de la cuenta(s) corrientes(s) y ahorro(s).</text:span></text:p>
        </text:list-item>
        <text:list-item>
          <text:p text:style-name="P2"><text:span text:style-name="T1">Detalle de préstamos u otras obligaciones por pagar como resultado de créditos concedidos, tasas de interés pactadas y plazos.</text:span></text:p>
        </text:list-item>
        <text:list-item>
          <text:p text:style-name="P2"><text:span text:style-name="T1">Detalle de garantías, prendas, hipotecas, saldos compensatorios y cualquier otra salvaguarda que se hubiere acordado.</text:span></text:p>
        </text:list-item>
        <text:list-item>
          <text:p text:style-name="P2"><text:span text:style-name="T1">Líneas de crédito vigentes incluyendo monto, periodo de vigencia, costos y otras condiciones.</text:span></text:p>
        </text:list-item>
        <text:list-item>
          <text:p text:style-name="P2"><text:span text:style-name="T1">Otras obligaciones directas o eventuales, letras de cambio, contratos de cambio, instrumentos derivados, tales como futuros, swaps o contratos de cobertura.</text:span></text:p>
        </text:list-item>
        <text:list-item>
          <text:p text:style-name="P2"><text:span text:style-name="T1">Obligaciones contingentes o eventuales como endosante de documentos o como fiador.</text:span></text:p>
        </text:list-item>
        <text:list-item>
          <text:p text:style-name="P2"><text:span text:style-name="T1">Valores en depósitos a plazo u otro tipo de inversión, porcentaje de interés, fechas, inicial y de vencimiento, monto de intereses acreditados a favor de nuestra cuenta </text:span><text:span text:style-name="T5">durante el año 202</text:span><text:span text:style-name="T7">1</text:span><text:span text:style-name="T2">, como resultado de tales inversiones.</text:span></text:p>
        </text:list-item>
        <text:list-item>
          <text:p text:style-name="P2"><text:span text:style-name="T1">Restricciones o pignoraciones sobre nuestros saldos bancarios o inversiones.</text:span></text:p>
        </text:list-item>
        <text:list-item>
          <text:p text:style-name="P2"><text:span text:style-name="T1">Valores entregados en custodia.</text:span></text:p>
        </text:list-item>
        <text:list-item>
          <text:p text:style-name="P2"><text:span text:style-name="T1">Detalle de personas autorizadas para firmar en nuestras cuentas bancarias.</text:span><text:bookmark text:name="_Hlk606495834"/></text:p>
        </text:list-item>
      </text:list>
      <text:p text:style-name="P4"/>
      <text:p text:style-name="P7"><text:span text:style-name="T1">Agradecemos remitir su respuesta directamente a nuestros auditores externos:</text:span></text:p>
      <text:p text:style-name="P4"/>
      <text:p text:style-name="P9"><text:span text:style-name="T11"><text:s/></text:span><text:span text:style-name="T13">WENS CONSULTING &amp; AUDITING , WHIMPER NARVÁEZ S.A.</text:span></text:p>
      <text:p text:style-name="P9"><text:span text:style-name="T1">Torres del Mall, Centro Comercial Mall del Sol, Torre B, Piso 4</text:span></text:p>
      <text:p text:style-name="P9"><text:span text:style-name="T1">Teléfono 098-723-9800</text:span></text:p>
      <text:p text:style-name="P4"/>
      <text:p text:style-name="P7"><text:span text:style-name="T1">Para agilizar el proceso, esta información puede ser enviada por correo electrónico a </text:span><text:a xlink:type="simple" xlink:href="mailto:calmeida@cpalmeida.com" text:style-name="Internet_20_link_20__28_user_29_" text:visited-style-name="Internet_20_link_20__28_user_29_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4"/>
      <text:p text:style-name="P7"><text:span text:style-name="T1">Atentamente,</text:span></text:p>
      <text:p text:style-name="P4"/>
      <text:p text:style-name="P7"><text:span text:style-name="T6">LINKOTEL S.A</text:span></text:p>
      <text:p text:style-name="P4"/>
      <text:p text:style-name="P4"/>
      <text:p text:style-name="P4"/>
      <text:p text:style-name="P4"/>
      <text:p text:style-name="P4"/>
      <text:p text:style-name="P7"><text:span text:style-name="T6">Pablo Jonathan Baquerizo Dávila</text:span></text:p>
      <text:p text:style-name="P7"><text:span text:style-name="T5">PRESIDENTE</text:span></text:p>
      <text:p text:style-name="P7"><text:bookmark-start text:name="_Hlk578015544"/><text:span text:style-name="T5">RUC: </text:span><text:bookmark-end text:name="_Hlk578015544"/><text:span text:style-name="T5">0992254572001</text:span></text:p>
      <text:p text:style-name="P7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Futura-Light" svg:font-family="Futura-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6cm" fo:margin-right="2.214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  <style:master-page style:name="Converted3" style:page-layout-name="Mpm1"/>
    <style:master-page style:name="Converted4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Almeida</meta:initial-creator>
    <meta:editing-cycles>3</meta:editing-cycles>
    <meta:creation-date>2021-01-04T15:47:00</meta:creation-date>
    <dc:date>2021-08-27T11:15:34.450532370</dc:date>
    <meta:editing-duration>PT10M59S</meta:editing-duration>
    <meta:generator>LibreOffice/6.4.7.2$Linux_X86_64 LibreOffice_project/40$Build-2</meta:generator>
    <meta:document-statistic meta:table-count="0" meta:image-count="0" meta:object-count="0" meta:page-count="5" meta:paragraph-count="140" meta:word-count="1416" meta:character-count="9757" meta:non-whitespace-character-count="852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